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000000000180000001774A2A3D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 style:data-style-name="N106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eau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end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itle</text:h>
      <text:h text:style-name="Heading_20_2" text:outline-level="2">Sub-title</text:h>
      <text:p text:style-name="Text_20_body"><draw:frame draw:style-name="fr1" draw:name="Image1" text:anchor-type="paragraph" svg:x="2.863cm" svg:y="0.072cm" svg:width="0.848cm" svg:height="0.813cm" draw:z-index="0"><draw:image xlink:href="Pictures/10000000000000180000001774A2A3D2.png" xlink:type="simple" xlink:show="embed" xlink:actuate="onLoad"/></draw:frame>Picture :</text:p>
      <text:p text:style-name="Text_20_body"/>
      <text:p text:style-name="Text_20_body">Table :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Table_20_Contents">col1</text:p>
          </table:table-cell>
          <table:table-cell table:style-name="Tableau1.A1" office:value-type="string">
            <text:p text:style-name="Table_20_Contents">col2</text:p>
          </table:table-cell>
          <table:table-cell table:style-name="Tableau1.C1" office:value-type="string">
            <text:p text:style-name="Table_20_Contents">formula</text:p>
          </table:table-cell>
        </table:table-row>
        <table:table-row>
          <table:table-cell table:style-name="Tableau1.A2" office:value-type="string">
            <text:p text:style-name="Table_20_Contents">1</text:p>
          </table:table-cell>
          <table:table-cell table:style-name="Tableau1.A2" office:value-type="string">
            <text:p text:style-name="Table_20_Contents">2</text:p>
          </table:table-cell>
          <table:table-cell table:style-name="Tableau1.C2" table:formula="ooow:&lt;A2&gt;*&lt;B2&gt;" office:value-type="currency" office:currency="EUR" office:value="2">
            <text:p text:style-name="P1">2,00 €</text:p>
          </table:table-cell>
        </table:table-row>
        <table:table-row>
          <table:table-cell table:style-name="Tableau1.A2" office:value-type="string">
            <text:p text:style-name="Table_20_Contents">empty cells</text:p>
          </table:table-cell>
          <table:table-cell table:style-name="Tableau1.A2" office:value-type="string">
            <text:p text:style-name="Table_20_Contents"/>
          </table:table-cell>
          <table:table-cell table:style-name="Tableau1.C3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writing-mode="page"/>
      <style:text-properties style:use-window-font-color="true" style:font-name="Times New Roman" fo:font-size="12pt" fo:language="fr" fo:country="FR" style:font-name-asian="DejaVu Sans" style:font-size-asian="12pt" style:language-asian="fr" style:country-asian="FR" style:font-name-complex="DejaVu San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initial-creator>tbenita</meta:initial-creator>
    <meta:creation-date>2006-12-30T16:10:37</meta:creation-date>
    <dc:creator>tbenita</dc:creator>
    <dc:date>2006-12-30T16:13:21</dc:date>
    <dc:language>fr-FR</dc:language>
    <meta:editing-cycles>2</meta:editing-cycles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1" meta:word-count="13" meta:character-count="64"/>
  </office:meta>
</office:document-meta>
</file>